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draw:fill="none" draw:textarea-vertical-align="middle"/>
    </style:style>
    <style:style style:name="gr3" style:family="graphic" style:parent-style-name="standard">
      <style:graphic-properties draw:stroke="none" draw:stroke-dash="Fine_20_Dashed_20__28_var_29_" svg:stroke-color="#000000" draw:fill="none" draw:fill-color="#ffffff" fo:min-height="1.002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stroke="dash" draw:stroke-dash="Ultrafine_20_2_20_Dots_20_3_20_Dashes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draw:stroke-dash="Ultrafine_20_2_20_Dots_20_3_20_Dashes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14cm" svg:y1="3.478cm" svg:x2="17.527cm" svg:y2="3.478cm">
          <text:p/>
        </draw:line>
        <draw:line draw:style-name="gr1" draw:text-style-name="P1" draw:layer="layout" svg:x1="2.414cm" svg:y1="7.378cm" svg:x2="17.527cm" svg:y2="7.378cm">
          <text:p/>
        </draw:line>
        <draw:line draw:style-name="gr2" draw:text-style-name="P1" draw:layer="layout" svg:x1="2.54cm" svg:y1="3.366cm" svg:x2="11.811cm" svg:y2="3.366cm">
          <text:p/>
        </draw:line>
        <draw:line draw:style-name="gr2" draw:text-style-name="P1" draw:layer="layout" svg:x1="11.757cm" svg:y1="1.715cm" svg:x2="11.757cm" svg:y2="3.366cm">
          <text:p/>
        </draw:line>
        <draw:line draw:style-name="gr2" draw:text-style-name="P1" draw:layer="layout" svg:x1="12.057cm" svg:y1="1.716cm" svg:x2="12.057cm" svg:y2="3.367cm">
          <text:p/>
        </draw:line>
        <draw:line draw:style-name="gr2" draw:text-style-name="P1" draw:layer="layout" svg:x1="11.784cm" svg:y1="1.688cm" svg:x2="12.038cm" svg:y2="1.688cm">
          <text:p/>
        </draw:line>
        <draw:line draw:style-name="gr2" draw:text-style-name="P1" draw:layer="layout" svg:x1="12.065cm" svg:y1="3.366cm" svg:x2="17.399cm" svg:y2="3.366cm">
          <text:p/>
        </draw:line>
        <draw:line draw:style-name="gr1" draw:text-style-name="P1" draw:layer="layout" svg:x1="2.415cm" svg:y1="7.378cm" svg:x2="17.528cm" svg:y2="7.378cm">
          <text:p/>
        </draw:line>
        <draw:line draw:style-name="gr2" draw:text-style-name="P1" draw:layer="layout" svg:x1="2.541cm" svg:y1="7.266cm" svg:x2="14.097cm" svg:y2="7.266cm">
          <text:p/>
        </draw:line>
        <draw:line draw:style-name="gr2" draw:text-style-name="P1" draw:layer="layout" svg:x1="14.058cm" svg:y1="5.615cm" svg:x2="14.058cm" svg:y2="7.266cm">
          <text:p/>
        </draw:line>
        <draw:line draw:style-name="gr2" draw:text-style-name="P1" draw:layer="layout" svg:x1="14.358cm" svg:y1="5.616cm" svg:x2="14.358cm" svg:y2="7.267cm">
          <text:p/>
        </draw:line>
        <draw:line draw:style-name="gr2" draw:text-style-name="P1" draw:layer="layout" svg:x1="14.085cm" svg:y1="5.588cm" svg:x2="14.339cm" svg:y2="5.588cm">
          <text:p/>
        </draw:line>
        <draw:line draw:style-name="gr2" draw:text-style-name="P1" draw:layer="layout" svg:x1="14.351cm" svg:y1="7.266cm" svg:x2="17.4cm" svg:y2="7.266cm">
          <text:p/>
        </draw:line>
        <draw:frame draw:style-name="gr3" draw:text-style-name="P2" draw:layer="layout" svg:width="4.344cm" svg:height="1.252cm" svg:x="2.768cm" svg:y="1.967cm">
          <draw:text-box>
            <text:p><text:span text:style-name="T1">Neuron 1</text:span></text:p>
          </draw:text-box>
        </draw:frame>
        <draw:frame draw:style-name="gr3" draw:text-style-name="P2" draw:layer="layout" svg:width="4.344cm" svg:height="1.252cm" svg:x="2.768cm" svg:y="5.867cm">
          <draw:text-box>
            <text:p><text:span text:style-name="T1">Neuron 2</text:span></text:p>
          </draw:text-box>
        </draw:frame>
        <draw:line draw:style-name="gr1" draw:text-style-name="P1" draw:layer="layout" svg:x1="2.414cm" svg:y1="11.678cm" svg:x2="17.527cm" svg:y2="11.678cm">
          <text:p/>
        </draw:line>
        <draw:line draw:style-name="gr1" draw:text-style-name="P1" draw:layer="layout" svg:x1="2.415cm" svg:y1="11.678cm" svg:x2="17.528cm" svg:y2="11.678cm">
          <text:p/>
        </draw:line>
        <draw:line draw:style-name="gr2" draw:text-style-name="P1" draw:layer="layout" svg:x1="2.541cm" svg:y1="11.566cm" svg:x2="8.255cm" svg:y2="11.557cm">
          <text:p/>
        </draw:line>
        <draw:line draw:style-name="gr2" draw:text-style-name="P1" draw:layer="layout" svg:x1="8.258cm" svg:y1="9.915cm" svg:x2="8.258cm" svg:y2="11.566cm">
          <text:p/>
        </draw:line>
        <draw:line draw:style-name="gr2" draw:text-style-name="P1" draw:layer="layout" svg:x1="8.558cm" svg:y1="9.916cm" svg:x2="8.558cm" svg:y2="11.567cm">
          <text:p/>
        </draw:line>
        <draw:line draw:style-name="gr2" draw:text-style-name="P1" draw:layer="layout" svg:x1="8.285cm" svg:y1="9.888cm" svg:x2="8.539cm" svg:y2="9.888cm">
          <text:p/>
        </draw:line>
        <draw:line draw:style-name="gr2" draw:text-style-name="P1" draw:layer="layout" svg:x1="8.636cm" svg:y1="11.566cm" svg:x2="17.4cm" svg:y2="11.566cm">
          <text:p/>
        </draw:line>
        <draw:frame draw:style-name="gr3" draw:text-style-name="P2" draw:layer="layout" svg:width="4.344cm" svg:height="1.252cm" svg:x="2.768cm" svg:y="10.167cm">
          <draw:text-box>
            <text:p><text:span text:style-name="T1">Neuron 3</text:span></text:p>
          </draw:text-box>
        </draw:frame>
        <draw:line draw:style-name="gr4" draw:text-style-name="P1" draw:layer="layout" svg:x1="8.228cm" svg:y1="12.065cm" svg:x2="8.228cm" svg:y2="14.405cm">
          <text:p/>
        </draw:line>
        <draw:line draw:style-name="gr4" draw:text-style-name="P1" draw:layer="layout" svg:x1="11.728cm" svg:y1="3.937cm" svg:x2="11.728cm" svg:y2="14.405cm">
          <text:p/>
        </draw:line>
        <draw:line draw:style-name="gr4" draw:text-style-name="P1" draw:layer="layout" svg:x1="14.028cm" svg:y1="7.874cm" svg:x2="14.028cm" svg:y2="14.405cm">
          <text:p/>
        </draw:line>
        <draw:line draw:style-name="gr5" draw:text-style-name="P1" draw:layer="layout" svg:x1="8.382cm" svg:y1="14.097cm" svg:x2="11.684cm" svg:y2="14.097cm">
          <text:p/>
        </draw:line>
        <draw:line draw:style-name="gr5" draw:text-style-name="P1" draw:layer="layout" svg:x1="8.382cm" svg:y1="14.097cm" svg:x2="11.684cm" svg:y2="14.097cm">
          <text:p/>
        </draw:line>
        <draw:line draw:style-name="gr5" draw:text-style-name="P1" draw:layer="layout" svg:x1="11.882cm" svg:y1="14.097cm" svg:x2="13.97cm" svg:y2="14.097cm">
          <text:p/>
        </draw:line>
        <draw:frame draw:style-name="gr6" draw:layer="layout" svg:width="1.143cm" svg:height="0.962cm" svg:x="9.525cm" svg:y="13.262cm">
          <draw:text-box>
            <text:p>t1</text:p>
          </draw:text-box>
        </draw:frame>
        <draw:frame draw:style-name="gr6" draw:layer="layout" svg:width="1.143cm" svg:height="0.962cm" svg:x="12.426cm" svg:y="13.262cm">
          <draw:text-box>
            <text:p>t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9:57:15</meta:creation-date>
    <dc:date>2014-01-16T21:42:29</dc:date>
    <meta:editing-duration>PT20M24S</meta:editing-duration>
    <meta:editing-cycles>11</meta:editing-cycles>
    <meta:generator>LibreOffice/4.0.2.2$Linux_X86_64 LibreOffice_project/400m0$Build-2</meta:generator>
    <meta:document-statistic meta:object-count="31"/>
  </office:meta>
</office:document-meta>
</file>